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401550202542594410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072684150786708647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161925072471796714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1T10:48:01.25</dc:date>
    <dc:creator>James Lombardi</dc:creator>
    <meta:editing-duration>PT12H25M22S</meta:editing-duration>
    <meta:editing-cycles>49</meta:editing-cycles>
    <meta:document-statistic meta:table-count="0" meta:image-count="0" meta:object-count="0" meta:page-count="7" meta:paragraph-count="216" meta:word-count="2168" meta:character-count="10907"/>
  </office:meta>
</office:document-meta>
</file>